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db803" officeooo:paragraph-rsid="070e7259"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ffe80" officeooo:paragraph-rsid="070ffe80" style:font-size-asian="12pt" style:font-name-complex="David CLM" style:font-size-complex="12pt"/>
    </style:style>
    <style:style style:name="P5"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e7259" officeooo:paragraph-rsid="070e7259" style:font-size-asian="12pt" style:font-name-complex="David CLM" style:font-size-complex="12pt"/>
    </style:style>
    <style:style style:name="P6"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a57d1" officeooo:paragraph-rsid="070e7259" style:font-size-asian="12pt" style:font-name-complex="David CLM" style:font-size-complex="12pt"/>
    </style:style>
    <style:style style:name="P7"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ea57d1" officeooo:paragraph-rsid="070e7259" style:font-size-asian="12pt" style:font-name-complex="David CLM" style:font-size-complex="12pt"/>
    </style:style>
    <style:style style:name="P8" style:family="paragraph" style:parent-style-name="Text_20_body">
      <style:paragraph-properties fo:margin-top="0.1965in" fo:margin-bottom="0in" style:contextual-spacing="false" fo:line-height="100%" fo:text-align="end" style:justify-single-word="false" style:writing-mode="rl-tb"/>
      <style:text-properties style:font-name="Liberation Sans" fo:font-size="12pt" officeooo:paragraph-rsid="071b3be1" style:font-size-asian="12pt" style:font-name-complex="David CLM" style:font-size-complex="12pt"/>
    </style:style>
    <style:style style:name="P9"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74256" style:font-size-asian="12pt" style:font-name-complex="David CLM" style:font-size-complex="12pt"/>
    </style:style>
    <style:style style:name="P10"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8ab52" style:font-size-asian="12pt" style:font-name-complex="David CLM" style:font-size-complex="12pt"/>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034f66" style:font-size-asian="12pt" style:font-name-complex="David CLM" style:font-size-complex="12pt"/>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eb174" style:font-size-asian="12pt" style:font-name-complex="David CLM" style:font-size-complex="12pt"/>
    </style:style>
    <style:style style:name="P1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42392" style:font-size-asian="12pt" style:font-name-complex="David CLM" style:font-size-complex="12pt"/>
    </style:style>
    <style:style style:name="P14"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15"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6"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20978"/>
    </style:style>
    <style:style style:name="P17"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18"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3ee32d"/>
    </style:style>
    <style:style style:name="P19"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20" style:family="paragraph" style:parent-style-name="Text_20_body">
      <style:paragraph-properties fo:line-height="100%"/>
      <style:text-properties style:font-name="David CLM" officeooo:rsid="02d00e5f" officeooo:paragraph-rsid="032aa1da" style:font-name-complex="David CLM"/>
    </style:style>
    <style:style style:name="P21"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22"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3"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4"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25"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349325" style:font-size-asian="12pt" style:font-name-complex="David CLM" style:font-size-complex="12pt"/>
    </style:style>
    <style:style style:name="P26"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officeooo:paragraph-rsid="07349325" style:letter-kerning="true" style:font-size-asian="12pt" style:font-style-asian="normal" style:font-weight-asian="normal" style:font-name-complex="David CLM" style:font-size-complex="12pt" style:text-emphasize="none"/>
    </style:style>
    <style:style style:name="P27"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28" style:family="paragraph" style:parent-style-name="Default_7e_LT_7e_Gliederung_20_1">
      <style:paragraph-properties fo:text-align="center" style:justify-single-word="false" style:writing-mode="lr-tb"/>
      <style:text-properties style:use-window-font-color="true" loext:opacity="0%" style:font-name="David CLM" fo:font-size="12pt" style:font-size-asian="12pt" style:font-name-complex="David CLM" style:font-size-complex="12pt"/>
    </style:style>
    <style:style style:name="P29"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30"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31"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52f9a1" style:font-style-asian="normal" style:font-style-complex="normal"/>
    </style:style>
    <style:style style:name="P32"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fdbc4" officeooo:paragraph-rsid="076db31f" style:letter-kerning="true" style:font-size-asian="12pt" style:font-style-asian="normal" style:font-weight-asian="normal" style:font-name-complex="David CLM" style:font-size-complex="12pt" style:text-emphasize="none"/>
    </style:style>
    <style:style style:name="P33"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6db31f" style:letter-kerning="true" style:font-size-asian="12pt" style:font-style-asian="normal" style:font-weight-asian="normal" style:font-name-complex="David CLM" style:font-size-complex="12pt" style:text-emphasize="none"/>
    </style:style>
    <style:style style:name="P34"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74931f" style:letter-kerning="true" style:font-size-asian="12pt" style:font-style-asian="normal" style:font-weight-asian="normal" style:font-name-complex="David CLM" style:font-size-complex="12pt" style:text-emphasize="none"/>
    </style:style>
    <style:style style:name="P35"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43c25" officeooo:paragraph-rsid="0731bda8" style:letter-kerning="true" style:font-size-asian="12pt" style:font-style-asian="normal" style:font-weight-asian="normal" style:font-name-complex="David CLM" style:font-size-complex="12pt" style:text-emphasize="none"/>
    </style:style>
    <style:style style:name="P36"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6db31f" style:letter-kerning="true" style:font-size-asian="12pt" style:font-style-asian="normal" style:font-weight-asian="normal" style:font-name-complex="David CLM" style:font-size-complex="12pt" style:text-emphasize="none"/>
    </style:style>
    <style:style style:name="P37"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c096" officeooo:paragraph-rsid="076ec096" style:letter-kerning="true" style:font-size-asian="12pt" style:font-style-asian="normal" style:font-weight-asian="normal" style:font-name-complex="David CLM" style:font-size-complex="12pt" style:text-emphasize="none"/>
    </style:style>
    <style:style style:name="P38" style:family="paragraph" style:parent-style-name="Default_7e_LT_7e_Gliederung_20_1">
      <style:paragraph-properties fo:text-align="end" style:justify-single-word="false" style:writing-mode="rl-tb"/>
    </style:style>
    <style:style style:name="P39" style:family="paragraph" style:parent-style-name="Default_7e_LT_7e_Gliederung_20_1">
      <style:paragraph-properties fo:text-align="end" style:justify-single-word="false" style:writing-mode="rl-tb"/>
      <style:text-properties officeooo:paragraph-rsid="076891af"/>
    </style:style>
    <style:style style:name="P40" style:family="paragraph" style:parent-style-name="Default_7e_LT_7e_Gliederung_20_1">
      <style:paragraph-properties fo:text-align="end" style:justify-single-word="false" style:writing-mode="rl-tb"/>
      <style:text-properties officeooo:paragraph-rsid="076a13ef"/>
    </style:style>
    <style:style style:name="P41" style:family="paragraph" style:parent-style-name="Default_7e_LT_7e_Gliederung_20_1">
      <style:paragraph-properties fo:text-align="end" style:justify-single-word="false" style:writing-mode="rl-tb"/>
      <style:text-properties officeooo:paragraph-rsid="076db31f"/>
    </style:style>
    <style:style style:name="P42" style:family="paragraph" style:parent-style-name="Default_7e_LT_7e_Gliederung_20_1" style:list-style-name="L2">
      <style:paragraph-properties fo:text-align="end" style:justify-single-word="false" style:writing-mode="rl-tb"/>
      <style:text-properties officeooo:paragraph-rsid="07709d36"/>
    </style:style>
    <style:style style:name="P43" style:family="paragraph" style:parent-style-name="Default_7e_LT_7e_Gliederung_20_1">
      <style:paragraph-properties fo:text-align="end" style:justify-single-word="false" style:writing-mode="rl-tb"/>
      <style:text-properties officeooo:paragraph-rsid="0772dc01"/>
    </style:style>
    <style:style style:name="P44" style:family="paragraph" style:parent-style-name="Default_7e_LT_7e_Gliederung_20_1" style:list-style-name="L3">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45"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6"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47"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74931f" style:letter-kerning="true" style:font-size-asian="12pt" style:font-style-asian="normal" style:font-weight-asian="normal" style:font-name-complex="David CLM" style:font-size-complex="12pt" style:text-emphasize="none"/>
    </style:style>
    <style:style style:name="P48"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9"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d74e6" style:letter-kerning="true" style:font-size-asian="12pt" style:font-style-asian="normal" style:font-weight-asian="normal" style:font-name-complex="David CLM" style:font-size-complex="12pt" style:text-emphasize="none"/>
    </style:style>
    <style:style style:name="P50"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d74e6" officeooo:paragraph-rsid="075e8e1e" style:letter-kerning="true" style:font-size-asian="12pt" style:font-style-asian="normal" style:font-weight-asian="normal" style:font-name-complex="David CLM" style:font-size-complex="12pt" style:text-emphasize="none"/>
    </style:style>
    <style:style style:name="P51"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P52" style:family="paragraph" style:parent-style-name="Heading_20_2">
      <style:text-properties fo:font-weight="bold" style:font-weight-asian="bold" style:font-weight-complex="bold"/>
    </style:style>
    <style:style style:name="P53" style:family="paragraph" style:parent-style-name="Heading_20_2">
      <style:text-properties officeooo:paragraph-rsid="07762769"/>
    </style:style>
    <style:style style:name="P54" style:family="paragraph" style:parent-style-name="Heading_20_3">
      <style:text-properties fo:font-weight="bold" style:font-weight-asian="bold" style:font-weight-complex="bold"/>
    </style:style>
    <style:style style:name="P55" style:family="paragraph" style:parent-style-name="Heading_20_3">
      <style:text-properties fo:font-weight="bold" officeooo:paragraph-rsid="075a01d3" style:font-weight-asian="bold" style:font-weight-complex="bold"/>
    </style:style>
    <style:style style:name="P56" style:family="paragraph" style:parent-style-name="Text_20_body">
      <style:paragraph-properties fo:margin-top="0.1965in" fo:margin-bottom="0in" style:contextual-spacing="false" fo:line-height="100%" fo:text-align="end" style:justify-single-word="false" style:writing-mode="rl-tb"/>
      <style:text-properties officeooo:paragraph-rsid="0758e40b"/>
    </style:style>
    <style:style style:name="P57"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ffe80" officeooo:paragraph-rsid="070ffe80" style:font-size-asian="12pt" style:font-name-complex="David CLM" style:font-size-complex="12pt"/>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fo:color="#000000" loext:opacity="100%" style:font-name="Monospace" fo:font-size="12pt" fo:font-style="normal" fo:font-weight="bold" officeooo:rsid="07762769" style:font-name-asian="Noto Sans CJK SC Regular" style:font-size-asian="12pt" style:font-style-asian="normal" style:font-weight-asian="bold" style:font-name-complex="Nachlieli CLM1" style:font-size-complex="16pt" style:font-style-complex="normal" style:font-weight-complex="bold"/>
    </style:style>
    <style:style style:name="T4"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7204789"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8"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9" style:family="text">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T10"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1"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2"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13"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14"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15"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16"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71e7abc"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71eb174"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normal" officeooo:rsid="07578fbf" style:letter-kerning="true" style:font-style-asian="normal" style:font-weight-asian="normal" style:text-emphasize="none"/>
    </style:style>
    <style:style style:name="T21" style:family="text">
      <style:text-properties style:text-outline="false" style:text-line-through-style="none" style:text-line-through-type="none" style:text-position="9% 100%" fo:font-style="normal" fo:text-shadow="none" style:text-underline-style="none" fo:font-weight="normal" officeooo:rsid="07594669" style:letter-kerning="true" style:font-style-asian="normal" style:font-weight-asian="normal" style:text-emphasize="none"/>
    </style:style>
    <style:style style:name="T22"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3"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4"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25"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26"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7"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28"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29"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30"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3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3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3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3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3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3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f820" style:letter-kerning="true"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dda70" style:letter-kerning="true"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cf7b6" style:letter-kerning="true"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e32d" style:letter-kerning="true"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c78dd" style:letter-kerning="true" style:font-size-asian="12pt" style:font-style-asian="normal" style:font-weight-asian="normal" style:font-name-complex="David CLM" style:font-size-complex="12pt"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ded9" style:letter-kerning="true" style:font-size-asian="12pt" style:font-style-asian="normal" style:font-weight-asian="normal" style:font-name-complex="David CLM" style:font-size-complex="12pt" style:text-emphasize="none"/>
    </style:style>
    <style:style style:name="T4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aa18" style:letter-kerning="true" style:font-size-asian="12pt" style:font-style-asian="normal"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3f593" style:letter-kerning="true" style:font-size-asian="12pt" style:font-style-asian="normal"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5918f" style:letter-kerning="true" style:font-size-asian="12pt" style:font-style-asian="normal"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style:letter-kerning="true"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a643"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db31f" style:letter-kerning="true"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110c" style:letter-kerning="true"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size-asian="12pt" style:font-style-asian="normal" style:font-weight-asian="normal" style:font-name-complex="David CLM" style:font-size-complex="12pt" style:font-style-complex="normal" style:text-emphasize="none"/>
    </style:style>
    <style:style style:name="T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91af" style:letter-kerning="true" style:font-size-asian="12pt" style:font-style-asian="normal" style:font-weight-asian="normal" style:font-name-complex="David CLM" style:font-size-complex="12pt" style:font-style-complex="normal" style:text-emphasize="none"/>
    </style:style>
    <style:style style:name="T5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a13ef" style:letter-kerning="true" style:font-size-asian="12pt" style:font-style-asian="normal" style:font-weight-asian="normal" style:font-name-complex="David CLM" style:font-size-complex="12pt" style:font-style-complex="normal" style:text-emphasize="none"/>
    </style:style>
    <style:style style:name="T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name-asian="DejaVu Sans" style:font-size-asian="12pt" style:font-style-asian="normal" style:font-weight-asian="normal" style:font-name-complex="David CLM" style:font-size-complex="12pt" style:text-emphasize="none"/>
    </style:style>
    <style:style style:name="T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5f0c" style:letter-kerning="true" style:font-name-asian="DejaVu Sans" style:font-size-asian="12pt" style:font-style-asian="normal" style:font-weight-asian="normal" style:font-name-complex="David CLM" style:font-size-complex="12pt" style:text-emphasize="none"/>
    </style:style>
    <style:style style:name="T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2622" style:letter-kerning="true" style:font-name-asian="DejaVu Sans" style:font-size-asian="12pt" style:font-style-asian="normal" style:font-weight-asian="normal" style:font-name-complex="David CLM" style:font-size-complex="12pt" style:text-emphasize="none"/>
    </style:style>
    <style:style style:name="T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ec096" style:letter-kerning="true" style:font-name-asian="DejaVu Sans" style:font-size-asian="12pt" style:font-style-asian="normal" style:font-weight-asian="normal" style:font-name-complex="David CLM" style:font-size-complex="12pt" style:text-emphasize="none"/>
    </style:style>
    <style:style style:name="T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72dc01" style:letter-kerning="true" style:font-name-asian="DejaVu Sans" style:font-size-asian="12pt" style:font-style-asian="normal" style:font-weight-asian="normal" style:font-name-complex="David CLM" style:font-size-complex="12pt" style:text-emphasize="none"/>
    </style:style>
    <style:style style:name="T6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66"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67"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76891af" style:letter-kerning="true" style:font-size-asian="12pt" style:font-style-asian="normal" style:font-weight-asian="bold" style:font-name-complex="David CLM" style:font-size-complex="12pt" style:font-style-complex="normal" style:font-weight-complex="bold" style:text-emphasize="none"/>
    </style:style>
    <style:style style:name="T6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6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7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5918f" style:letter-kerning="true" style:font-size-asian="12pt" style:font-style-asian="italic" style:font-weight-asian="normal" style:font-name-complex="David CLM" style:font-size-complex="12pt" style:font-style-complex="italic" style:text-emphasize="none"/>
    </style:style>
    <style:style style:name="T7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82622" style:letter-kerning="true" style:font-size-asian="12pt" style:font-style-asian="italic" style:font-weight-asian="normal" style:font-name-complex="David CLM" style:font-size-complex="12pt" style:font-style-complex="italic" style:text-emphasize="none"/>
    </style:style>
    <style:style style:name="T7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7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6891af" style:letter-kerning="true" style:font-name-asian="DejaVu Sans" style:font-size-asian="12pt" style:font-style-asian="italic" style:font-weight-asian="normal" style:font-name-complex="David CLM" style:font-size-complex="12pt" style:font-style-complex="italic" style:text-emphasize="none"/>
    </style:style>
    <style:style style:name="T74"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75"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76" style:family="text">
      <style:text-properties style:use-window-font-color="true" loext:opacity="0%" style:text-outline="false" style:text-line-through-style="none" style:text-line-through-type="none" style:font-name="David CLM" fo:font-size="12pt" fo:text-shadow="none" style:text-underline-style="none" fo:font-weight="normal" officeooo:rsid="0752f9a1" style:letter-kerning="true" style:font-size-asian="12pt" style:font-weight-asian="normal" style:font-name-complex="David CLM" style:font-size-complex="12pt" style:text-emphasize="none"/>
    </style:style>
    <style:style style:name="T77"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428a45" style:letter-kerning="true" style:font-name-asian="DejaVu Sans" style:font-size-asian="12pt" style:font-style-asian="normal" style:font-weight-asian="normal" style:font-name-complex="David CLM" style:font-size-complex="12pt" style:text-emphasize="none"/>
    </style:style>
    <style:style style:name="T7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891af" style:letter-kerning="true" style:font-name-asian="DejaVu Sans" style:font-size-asian="12pt" style:font-style-asian="normal" style:font-weight-asian="normal" style:font-name-complex="David CLM" style:font-size-complex="12pt" style:font-style-complex="normal" style:text-emphasize="none"/>
    </style:style>
    <style:style style:name="T79"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6a13ef" style:letter-kerning="true" style:font-name-asian="DejaVu Sans" style:font-size-asian="12pt" style:font-style-asian="normal" style:font-weight-asian="normal" style:font-name-complex="David CLM" style:font-size-complex="12pt" style:font-style-complex="normal" style:text-emphasize="none"/>
    </style:style>
    <style:style style:name="T80"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d74e6" style:letter-kerning="true" style:font-name-asian="DejaVu Sans" style:font-size-asian="12pt" style:font-style-asian="normal" style:font-weight-asian="normal" style:font-name-complex="David CLM" style:font-size-complex="12pt" style:font-style-complex="normal" style:text-emphasize="none"/>
    </style:style>
    <style:style style:name="T81"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82"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83"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84"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85"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86"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87"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88"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89" style:family="text">
      <style:text-properties officeooo:rsid="070d3f0b"/>
    </style:style>
    <style:style style:name="T90" style:family="text">
      <style:text-properties style:text-position="9% 100%"/>
    </style:style>
    <style:style style:name="T91" style:family="text">
      <style:text-properties style:text-position="9% 100%" officeooo:rsid="06edb803"/>
    </style:style>
    <style:style style:name="T92" style:family="text">
      <style:text-properties style:text-position="9% 100%" officeooo:rsid="070ddfaf"/>
    </style:style>
    <style:style style:name="T93" style:family="text">
      <style:text-properties style:text-position="9% 100%" officeooo:rsid="071badd8"/>
    </style:style>
    <style:style style:name="T94" style:family="text">
      <style:text-properties style:text-position="9% 100%" style:font-name="Liberation Sans" fo:font-size="12pt" officeooo:rsid="0758e40b" style:font-size-asian="12pt" style:font-name-complex="David CLM" style:font-size-complex="12pt"/>
    </style:style>
    <style:style style:name="T95" style:family="text">
      <style:text-properties style:text-position="9% 100%" style:font-name="Liberation Sans" fo:font-size="12pt" officeooo:rsid="072235c0" style:font-size-asian="12pt" style:font-name-complex="David CLM" style:font-size-complex="12pt"/>
    </style:style>
    <style:style style:name="T96" style:family="text">
      <style:text-properties style:text-position="9% 100%" style:font-name="Liberation Sans" fo:font-size="12pt" officeooo:rsid="07241bca" style:font-size-asian="12pt" style:font-name-complex="David CLM" style:font-size-complex="12pt"/>
    </style:style>
    <style:style style:name="T97" style:family="text">
      <style:text-properties style:text-position="9% 100%" style:font-name="Liberation Sans" fo:font-size="12pt" officeooo:rsid="070ffe80" style:font-size-asian="12pt" style:font-name-complex="David CLM" style:font-size-complex="12pt"/>
    </style:style>
    <style:style style:name="T98" style:family="text">
      <style:text-properties style:text-position="9% 100%" style:font-name="Liberation Sans" fo:font-size="12pt" officeooo:rsid="06e9eb07" style:font-size-asian="12pt" style:font-name-complex="David CLM" style:font-size-complex="12pt"/>
    </style:style>
    <style:style style:name="T99" style:family="text">
      <style:text-properties style:text-position="9% 100%" style:font-name="Liberation Sans" fo:font-size="12pt" officeooo:rsid="07592253" style:font-size-asian="12pt" style:font-name-complex="David CLM" style:font-size-complex="12pt"/>
    </style:style>
    <style:style style:name="T100" style:family="text">
      <style:text-properties style:text-position="9% 100%" style:font-name="Liberation Sans" fo:font-size="12pt" fo:font-weight="bold" officeooo:rsid="070ffe80" style:font-size-asian="12pt" style:font-weight-asian="bold" style:font-name-complex="David CLM" style:font-size-complex="12pt" style:font-weight-complex="bold"/>
    </style:style>
    <style:style style:name="T101" style:family="text">
      <style:text-properties style:text-position="9% 100%" style:font-name="Liberation Sans" fo:font-size="12pt" fo:language="en" fo:country="US" officeooo:rsid="0758e40b" style:font-size-asian="12pt" style:font-name-complex="David CLM" style:font-size-complex="12pt"/>
    </style:style>
    <style:style style:name="T102" style:family="text">
      <style:text-properties style:text-position="9% 100%" style:font-name="Liberation Sans" fo:font-size="12pt" fo:language="en" fo:country="US" officeooo:rsid="0758e40b" style:font-size-asian="12pt" style:font-name-complex="David CLM" style:font-size-complex="12pt" style:font-weight-complex="normal"/>
    </style:style>
    <style:style style:name="T103" style:family="text">
      <style:text-properties style:text-position="9% 100%" style:font-name="Liberation Sans" fo:font-size="12pt" fo:language="en" fo:country="US" officeooo:rsid="07592253" style:font-size-asian="12pt" style:font-name-complex="David CLM" style:font-size-complex="12pt" style:font-weight-complex="normal"/>
    </style:style>
    <style:style style:name="T104" style:family="text">
      <style:text-properties officeooo:rsid="070e7259"/>
    </style:style>
    <style:style style:name="T105" style:family="text">
      <style:text-properties fo:font-weight="bold" style:font-weight-asian="bold"/>
    </style:style>
    <style:style style:name="T106" style:family="text">
      <style:text-properties fo:font-weight="bold" style:font-weight-asian="bold" style:font-weight-complex="bold"/>
    </style:style>
    <style:style style:name="T107" style:family="text">
      <style:text-properties fo:font-weight="bold" officeooo:rsid="075ba247" style:font-weight-asian="bold" style:font-weight-complex="bold"/>
    </style:style>
    <style:style style:name="T108" style:family="text">
      <style:text-properties fo:font-weight="bold" officeooo:rsid="075a01d3" style:font-weight-asian="bold" style:font-weight-complex="bold"/>
    </style:style>
    <style:style style:name="T109" style:family="text">
      <style:text-properties fo:font-weight="bold" officeooo:rsid="07762769" style:font-weight-asian="bold" style:font-weight-complex="bold"/>
    </style:style>
    <style:style style:name="T110" style:family="text">
      <style:text-properties officeooo:rsid="0731a643"/>
    </style:style>
    <style:style style:name="T111" style:family="text">
      <style:text-properties fo:language="en" fo:country="US"/>
    </style:style>
    <style:style style:name="T112" style:family="text">
      <style:text-properties style:text-position="-32% 100%"/>
    </style:style>
    <style:style style:name="T113" style:family="text">
      <style:text-properties style:text-position="-32% 100%" fo:font-style="italic" style:font-style-asian="italic"/>
    </style:style>
    <style:style style:name="T114" style:family="text">
      <style:text-properties style:text-position="-32% 100%" fo:font-style="italic" fo:font-weight="bold" style:font-style-asian="italic" style:font-weight-asian="bold"/>
    </style:style>
    <style:style style:name="T115" style:family="text">
      <style:text-properties style:text-position="-32% 100%" fo:font-weight="bold" style:font-weight-asian="bold"/>
    </style:style>
    <style:style style:name="T116" style:family="text">
      <style:text-properties fo:font-style="italic" style:font-style-asian="italic"/>
    </style:style>
    <style:style style:name="T117" style:family="text">
      <style:text-properties fo:font-style="italic" fo:font-weight="bold" style:font-style-asian="italic" style:font-weight-asian="bold"/>
    </style:style>
    <style:style style:name="T118" style:family="text">
      <style:text-properties fo:language="en" fo:country="US"/>
    </style:style>
    <style:style style:name="T119" style:family="text">
      <style:text-properties fo:language="en" fo:country="US" fo:font-weight="bold" style:font-weight-asian="bold" style:font-weight-complex="bold"/>
    </style:style>
    <style:style style:name="T120" style:family="text">
      <style:text-properties fo:language="en" fo:country="US" fo:font-style="italic" style:font-style-asian="italic" style:font-style-complex="italic"/>
    </style:style>
    <style:style style:name="T121" style:family="text">
      <style:text-properties fo:language="en" fo:country="US" fo:font-style="italic" officeooo:rsid="07707161" style:font-name-asian="DejaVu Sans" style:font-style-asian="italic" style:font-style-complex="italic"/>
    </style:style>
    <style:style style:name="T122" style:family="text">
      <style:text-properties fo:language="en" fo:country="US" officeooo:rsid="075d966d"/>
    </style:style>
    <style:style style:name="T123" style:family="text">
      <style:text-properties fo:language="en" fo:country="US" officeooo:rsid="075e8e1e"/>
    </style:style>
    <style:style style:name="T124" style:family="text">
      <style:text-properties fo:language="en" fo:country="US" style:font-name-asian="DejaVu Sans" style:font-style-complex="normal"/>
    </style:style>
    <style:style style:name="T125" style:family="text">
      <style:text-properties fo:language="en" fo:country="US" officeooo:rsid="07707161" style:font-name-asian="DejaVu Sans" style:font-style-complex="normal"/>
    </style:style>
    <style:style style:name="T126" style:family="text">
      <style:text-properties fo:language="en" fo:country="US" officeooo:rsid="077222fc" style:font-name-asian="DejaVu Sans" style:font-style-complex="normal"/>
    </style:style>
    <style:style style:name="T127" style:family="text">
      <style:text-properties fo:language="en" fo:country="US" officeooo:rsid="07762769"/>
    </style:style>
    <style:style style:name="T128" style:family="text">
      <style:text-properties fo:language="en" fo:country="US" officeooo:rsid="0776c276"/>
    </style:style>
    <style:style style:name="T129" style:family="text">
      <style:text-properties officeooo:rsid="075a01d3"/>
    </style:style>
    <style:style style:name="T130" style:family="text">
      <style:text-properties officeooo:rsid="075ba247"/>
    </style:style>
    <style:style style:name="T131" style:family="text">
      <style:text-properties officeooo:rsid="075f7ab5"/>
    </style:style>
    <style:style style:name="T132" style:family="text">
      <style:text-properties officeooo:rsid="077458bc"/>
    </style:style>
    <style:style style:name="T133" style:family="text">
      <style:text-properties officeooo:rsid="0774931f"/>
    </style:style>
    <style:style style:name="T134" style:family="text">
      <style:text-properties officeooo:rsid="07762769"/>
    </style:style>
    <style:style style:name="T135" style:family="text">
      <style:text-properties style:font-name="Monospace" fo:language="en" fo:country="US" officeooo:rsid="07762769" style:font-size-asian="10.5pt" style:font-name-complex="David CLM1" style:font-weight-complex="normal"/>
    </style:style>
    <style:style style:name="T136" style:family="text">
      <style:text-properties style:font-name="Monospace" fo:language="en" fo:country="US" officeooo:rsid="0776c276" style:font-size-asian="10.5pt" style:font-name-complex="David CLM1" style:font-weight-complex="normal"/>
    </style:style>
    <style:style style:name="T137" style:family="text">
      <style:text-properties officeooo:rsid="0776c276"/>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חלוקה הוגנת <text:span text:style-name="T89">עם שיתוף מינימלי</text:span></text:h>
      <text:p text:style-name="P5">עד עכשיו ראינו כמה דרכים להתמודד עם חלוקה הוגנת של חפצים בדידים:</text:p>
      <text:p text:style-name="P6">(1) שימוש בכסף כדי למנוע קנאה - ראינו דוגמה לזה בבעיית חלוקת שכר-הדירה.</text:p>
      <text:p text:style-name="P3"><text:span text:style-name="T90">(</text:span><text:span text:style-name="T104">2</text:span><text:span text:style-name="T90">) </text:span><text:span text:style-name="T104">חלוקה הוגנת-בקירוב – אלגוריתם גרף-הקנאה</text:span><text:span text:style-name="T90">.</text:span></text:p>
      <text:p text:style-name="P7"><text:span text:style-name="T90">(3) </text:span><text:span text:style-name="T93">פתרון נוסף הוא </text:span><text:span text:style-name="T91">חלוקה בגורל - שיטה מעניינת ומעשית, החל מחלוקת ארץ ישראל בימי משה רבנו ויהושע בן-נון, ועד ל"מחיר למשתכן" בימי משה כחלון. דיון בשיטה זו דורש ידע </text:span><text:span text:style-name="T92">רב</text:span><text:span text:style-name="T91"> בהסתברות, ולכן נשאיר</text:span><text:span text:style-name="T92">ו </text:span><text:span text:style-name="T91">לקורס אחר.</text:span></text:p>
      <text:p text:style-name="P4">אבל מה אם אנחנו לא רוצים להשתמש בכסף (למשל משיקולי מס), והחפצים יקרים מכדי שיהיה אפשר להסתפק בהגינות "בערך" או בהגרלה?</text:p>
      <text:p text:style-name="P4">במצב זה, הפתרון המקובל 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 <text:span text:style-name="T131">גם במקומות עבודה מסויימים מקובל לשתף חפצים, למשל, לתת לעובדים "חצי רכב" (= רכב שנמצא ברשותם 50% מהזמן).</text:span></text:p>
      <text:p text:style-name="Standard"/>
      <text:p text:style-name="Standard">שיתוף <text:span text:style-name="T111">חפצים עלול להיות מאד לא נוח. תחשבו למשל על אנשים שצריכים לשתף ביניהם רכב: בכל מספר ימים, כשמגיע התור של הצד השני להשתמש ברכב, צריך להעביר לו את המפתח. </text:span>לכן נעדיף חלוקה שבה מספר השיתופים הוא קטן ככל האפשר. <text:span text:style-name="T106">מהו המספר הקטן ביותר של חפצים שצריך לשתף, על-מנת להשיג חלוקה הוגנת ויעילה?</text:span></text:p>
      <text:p text:style-name="Standard"/>
      <text:p text:style-name="P52"><text:span text:style-name="T129">א. </text:span>שני שחקנים</text:p>
      <text:p text:style-name="P31"><text:span text:style-name="T74">בשלב ראשון </text:span><text:span text:style-name="T76">נניח </text:span><text:span text:style-name="T74">שיש לנו רק שני </text:span><text:span text:style-name="T76">שחקנים</text:span><text:span text:style-name="T74">. </text:span><text:span text:style-name="T75">קל לראות, שבמקרים מסויימים חייבים לשתף </text:span><text:span text:style-name="T69">חפץ אחד</text:span><text:span text:style-name="T75"> (למשל, אם יש רק חפץ אחד עם ערך גדול מאד, ולכל שאר החפצים ערך קטן משמעותית). האם </text:span><text:span text:style-name="T69">תמיד </text:span><text:span text:style-name="T75">אפשר להשיג חלוקה הוגנת ויעילה עם שיתוף חפץ אחד בלבד?</text:span></text:p>
      <text:p text:style-name="P22"/>
      <text:p text:style-name="P21"><text:span text:style-name="T68">ניסיון ראשון</text:span><text:span text:style-name="T33">: נסדר את כל </text:span><text:span text:style-name="T39">החפצים </text:span><text:span text:style-name="T33">בשורה ונתייחס אליהם כמו עוגה. נבקש </text:span><text:span text:style-name="T38">מאדם אחד </text:span><text:span text:style-name="T33">לחתוך </text:span><text:span text:style-name="T38">ומהשני </text:span><text:span text:style-name="T33">לבחור (או להיפך). בשיטה זו </text:span><text:span text:style-name="T31">אין קנאה</text:span><text:span text:style-name="T33">, ולכל היותר</text:span><text:span text:style-name="T31"> חפץ אחד נחתך</text:span><text:span text:style-name="T33">. אבל החלוקה לא בהכרח יעילה פארטו (קל למצוא דוגמאות לכך).</text:span></text:p>
      <text:p text:style-name="P22"/>
      <text:p text:style-name="P21"><text:span text:style-name="T68">ניסיון שני</text:span><text:span text:style-name="T33">: </text:span><text:span text:style-name="T31">כל חפץ נמסר למי </text:span><text:span text:style-name="T33">שמייחס לו את הניקוד הגבוה ביותר. החלוקה ממקסמת את סכום הערכים, ולכן היא יעילה פארטו (כמו שהוכחנו בעבר), </text:span><text:span text:style-name="T48">ואין בה שיתופים בכלל. אבל עלולה להיות </text:span><text:span text:style-name="T33">קנאה (קל למצוא דוגמאות לכך).</text:span></text:p>
      <text:p text:style-name="P12"><text:span text:style-name="T28">ניסיון שלישי</text:span><text:span text:style-name="T11">: </text:span><text:span text:style-name="T12">נתייחס </text:span><text:span text:style-name="T19">ל</text:span><text:span text:style-name="T18">חפצים</text:span><text:span text:style-name="T12"> כמו לסחורות, ונמצא חלוקה הממקסמת את </text:span><text:span text:style-name="T11">מכפלת הערכים.</text:span><text:span text:style-name="T12"> כפי שהוכחנו </text:span><text:span text:style-name="T20">באחד השיעורים הקודמים</text:span><text:span text:style-name="T12">, החלוקה תהיה ללא קנאה וגם יעילה </text:span><text:span text:style-name="T4">פארטו; אבל</text:span><text:span text:style-name="T5">,</text:span><text:span text:style-name="T4"> לא </text:span><text:span text:style-name="T6">בטוח שייחתך רק חפץ אחד</text:span><text:span text:style-name="T4">.</text:span></text:p>
      <text:p text:style-name="Heading_20_3"><text:soft-page-break/><text:span text:style-name="T9"/></text:p>
      <text:p text:style-name="P55"><text:span text:style-name="T9">א</text:span><text:span text:style-name="T8">לגוריתם המנצח המתוקן</text:span></text:p>
      <text:p text:style-name="P56"><text:span text:style-name="T95">קיים אלגוריתם לשני אנשים, המוצא חלוקה הוגנת ויעילה פארטו עם </text:span><text:span text:style-name="T96">שיתוף </text:span><text:span text:style-name="T100">חפץ אחד </text:span><text:span text:style-name="T97">לכל היותר. </text:span><text:span text:style-name="T94">האלגוריתם פותח ע"י שני פרופסורים אמריקאים - סטיבן בראמס (</text:span><text:span text:style-name="T101">Steven Brams) </text:span><text:span text:style-name="T102">שהוא פרופסור למדעי-המדינה, ואלן טיילור (Alan Taylor) שהוא פרופסור למתמטיקה. שיתוף-הפעולה ביניהם הניב הרבה אלגוריתמים, וביניהם גם את האלגוריתם </text:span><text:span text:style-name="T103">שנראה מייד</text:span><text:span text:style-name="T102">. </text:span><text:span text:style-name="T97">האלגוריתם </text:span><text:span text:style-name="T99">יכול לשמש </text:span><text:span text:style-name="T98">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span></text:p>
      <text:p text:style-name="P8"><text:span text:style-name="T86">האלגוריתם מתייחס ל</text:span><text:span text:style-name="T82">שני שותפים</text:span><text:span text:style-name="T83">/בני זוג</text:span><text:span text:style-name="T84"> </text:span><text:span text:style-name="T85">הרוצים להיפרד </text:span><text:span text:style-name="T84">(</text:span><text:span text:style-name="T85">לצורך הדיון נקרא להם "</text:span><text:span text:style-name="T84">דונאלד</text:span><text:span text:style-name="T85">"</text:span><text:span text:style-name="T84"> ו</text:span><text:span text:style-name="T85">"</text:span><text:span text:style-name="T84">איואנה</text:span><text:span text:style-name="T85">"</text:span><text:span text:style-name="T84">)</text:span><text:span text:style-name="T82">.</text:span><text:span text:style-name="T83"> יש </text:span><text:span text:style-name="T81">m</text:span><text:span text:style-name="T84"> </text:span><text:span text:style-name="T82">חפצים או נושאים שיש עליהם מחלוקת</text:span><text:span text:style-name="T83">. </text:span><text:span text:style-name="T82">כל שותף מייחס ערך </text:span><text:span text:style-name="T83">שונה </text:span><text:span text:style-name="T82">לכל נושא</text:span><text:span text:style-name="T83">; הערכים נמדדים באחוזים (כך שעבור כל שותף, סכום הערכים של כל החפצים הוא 100). </text:span><text:span text:style-name="T82">האתגר </text:span><text:span text:style-name="T83">הוא</text:span><text:span text:style-name="T82"> להחליט מי יקבל כל חפץ/נושא כך ש</text:span><text:span text:style-name="T83">יתקיימו התכונות הבאות:</text:span></text:p>
      <text:list xml:id="list2438644993" text:style-name="L1">
        <text:list-item>
          <text:p text:style-name="P29"><text:span text:style-name="T32">אין </text:span><text:span text:style-name="T31">קנאה</text:span><text:span text:style-name="T32">;</text:span></text:p>
        </text:list-item>
        <text:list-item>
          <text:p text:style-name="P29"><text:span text:style-name="T31">התוצאה </text:span><text:span text:style-name="T32">היא </text:span><text:span text:style-name="T31">יעילה</text:span><text:span text:style-name="T32">-</text:span><text:span text:style-name="T31">פארטו</text:span><text:span text:style-name="T32">;</text:span></text:p>
        </text:list-item>
        <text:list-item>
          <text:p text:style-name="P30"><text:span text:style-name="T17">צריך </text:span><text:span text:style-name="T10">לחתוך חפץ אחד לכל היותר.</text:span></text:p>
        </text:list-item>
      </text:list>
      <text:p text:style-name="P14"><text:span text:style-name="T10">בנוסף ל-3 התכונות שלמעלה, </text:span><text:span text:style-name="T21">האלגוריתם </text:span><text:span text:style-name="T10">מקיים תכונה נוספת - שיוויוניות (equitability) - סכום הנקודות של כל שחקן יהיה שווה.</text:span><text:span text:style-name="T13"> התיאור כאן שונה ופשוט יותר מהתיאור המקורי.</text:span></text:p>
      <text:p text:style-name="P13"><text:span text:style-name="T10">צעד </text:span><text:span text:style-name="T14">א</text:span><text:span text:style-name="T10">. עבור כל חפץ, חשב את </text:span><text:span text:style-name="T30">יחס הניקוד</text:span><text:span text:style-name="T10"> בין </text:span><text:span text:style-name="T15">דונאלד לאיואנה. </text:span><text:span text:style-name="T10">סדר </text:span><text:span text:style-name="T13">את החפצים </text:span><text:span text:style-name="T10">מימין לשמאל </text:span><text:span text:style-name="T29">בסדר עולה </text:span><text:span text:style-name="T23">של </text:span><text:span text:style-name="T22">יחס זה - כך שבצד ימין נמצאים החפצים </text:span><text:span text:style-name="T24">שאיואנה מייחסת להם ניקוד גבוה יותר, </text:span><text:span text:style-name="T22">ובצד שמאל - החפצים </text:span><text:span text:style-name="T24">שדונאלד </text:span><text:span text:style-name="T22">מייחס להם ערך גבוה יותר.</text:span></text:p>
      <text:p text:style-name="P15">צעד ב. איתחול: תן את כל החפצים לדונאלד.</text:p>
      <text:p text:style-name="P9"><text:span text:style-name="T25">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1"> </text:span><text:span text:style-name="T16">אם הסכומים של שני השחקנים שוים - סיים. </text:span></text:p>
      <text:p text:style-name="P16"><text:span text:style-name="T87">צעד </text:span><text:span text:style-name="T88">ד</text:span><text:span text:style-name="T31">. אם </text:span><text:span text:style-name="T34">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19"><text:span text:style-name="T34">ל</text:span><text:span text:style-name="T31">הדגמה, ראו בגליון </text:span><text:span text:style-name="T35">האלקטרו</text:span><text:span text:style-name="T37">ני </text:span><text:span text:style-name="T31">winner.ods.</text:span></text:p>
      <text:p text:style-name="P10"><text:span text:style-name="T27">משפט</text:span><text:span text:style-name="T11">: אלגוריתם “המנצח המתוקן” מחזיר תמיד חלוקה יעילה פארטו.</text:span></text:p>
      <text:p text:style-name="P18"><text:span text:style-name="T66">הוכחה</text:span><text:span text:style-name="T31">: יהי r יחס-הניקוד של החפץ </text:span><text:span text:style-name="T42">שנחתך (או, אם אף חפץ לא נחתך - החפץ האחרון שהועבר מדונאלד לאיואנה).</text:span><text:span text:style-name="T36"> </text:span><text:span text:style-name="T31">נכפיל את הניקוד של </text:span><text:span text:style-name="T43">איואנה </text:span><text:span text:style-name="T31">ב-r. <text:s/></text:span><text:span text:style-name="T44">כיוון שהחפצים סודרו בסדר עולה של יחס הערכים,</text:span><text:span text:style-name="T42"> </text:span><text:span text:style-name="T31">בחלוקה הסופית, כל חפץ נמסר למי שנותן לו ניקוד מירבי </text:span><text:span text:style-name="T44">(עבור החפצים שכבר הועברו לאיוואנה, הניקוד של איוואנה </text:span><text:span text:style-name="T47">אחרי ההכפלה</text:span><text:span text:style-name="T44"> גדול יותר; עבור החפץ שנחתך, הניקוד של שניהם שווה; עבור </text:span><text:span text:style-name="T45">החפצים שנשארו אצל דונאלד, הניקוד של דונאלד גדול יותר).</text:span><text:span text:style-name="T36"> </text:span><text:span text:style-name="T31">מכאן</text:span><text:span text:style-name="T46">,</text:span><text:span text:style-name="T31"> </text:span><text:span text:style-name="T46">ש</text:span><text:span text:style-name="T31">החלוקה הסופית </text:span><text:soft-page-break/><text:span text:style-name="T31">ממקסמת </text:span><text:span text:style-name="T36">את ה</text:span><text:span text:style-name="T31">סכום: <text:s/>r*v[</text:span><text:span text:style-name="T77">ivana</text:span><text:span text:style-name="T31">] + v[</text:span><text:span text:style-name="T77">donald</text:span><text:span text:style-name="T31">].</text:span><text:span text:style-name="T36"> <text:s/>כפי שהוכחנו בהרצאה קודמת, חלוקה הממקסמת </text:span><text:span text:style-name="T61">את סכום הערכים, או סכום של פונקציה עולה כלשהי של הערכים, </text:span><text:span text:style-name="T36">היא יעילה פארטו. ***</text:span></text:p>
      <text:p text:style-name="P11"><text:span text:style-name="T7">משפט</text:span><text:span text:style-name="T4">: אלגוריתם “המנצח המתוקן” מחזיר תמיד חלוקה ללא קנאה.</text:span></text:p>
      <text:p text:style-name="P17"><text:span text:style-name="T66">הוכחה</text:span><text:span text:style-name="T31">: לשני השותפים ניקוד שווה. </text:span><text:span text:style-name="T36"><text:s/></text:span><text:span text:style-name="T31">אילו הניקוד היה קטן מ-50, הם היו יכולים להתחלף וזה היה שיפור פארטו – סתירה למשפט הקודם. </text:span><text:span text:style-name="T40">מכאן שהניקוד של שניהם </text:span><text:span text:style-name="T60">הוא לפחות </text:span><text:span text:style-name="T40">50. כיוון שהסכום של כל אחד הוא 100, הערך שכל אחד מהם מייחס לסל של השחקן השני הוא לכל היותר 50, </text:span><text:span text:style-name="T41">ולכן אין קנאה</text:span><text:span text:style-name="T40">. </text:span><text:span text:style-name="T31">***</text:span></text:p>
      <text:p text:style-name="P27"/>
      <text:p text:style-name="P54">שיתוף מינימלי</text:p>
      <text:p text:style-name="P27"><text:span text:style-name="T90">א</text:span>לגוריתם "המנצח המתוקן" מחזיר חלוקה יעילה והוגנת עם שיתוף של <text:span text:style-name="T105">חפץ אחד לכל היותר</text:span>. <text:span text:style-name="T130">במקרים מסויימים אכן חייבים לשתף חפץ אחד, אבל במקרים אחרים ייתכן שקיימת חלוקה בלי שיתופים בכלל. זה מעורר את השאלה: </text:span><text:span text:style-name="T107">האם אפשר לברר, עבור בעיית חלוקה מסויימת, אם קיימת חלוקה הוגנת ויעילה ללא שיתופים כלל</text:span><text:span text:style-name="T130">?</text:span></text:p>
      <text:p text:style-name="P49">כמובן, אפשר לבדוק את כל החלוקות האפשריות ללא שיתופים, אבל מספר החלוקות הללו הוא 2 בחזקת <text:span text:style-name="T111">m. האם קיים אלגוריתם יעיל יותר? - באופן כללי, התשובה היא "כנראה שלא":</text:span></text:p>
      <text:p text:style-name="P49"><text:span text:style-name="T119">משפט</text:span><text:span text:style-name="T111">. בעיית ההחלטה, האם קיימת חלוקה הוגנת ויעילה בין שני שחקנים ללא שיתוף חפצים כלל, היא בעיה NP-קשה.</text:span></text:p>
      <text:p text:style-name="P50"><text:span text:style-name="T119">הוכחה</text:span><text:span text:style-name="T111">. כאשר לשני השחקנים יש פונקציות-ערך </text:span><text:span text:style-name="T120">זהות</text:span><text:span text:style-name="T111">, </text:span><text:span text:style-name="T122">כל החלוקות הן יעילות-פארטו. </text:span><text:span text:style-name="T123">חלוקה היא ללא-קנאה אם-ורק-אם לשני השחקנים יש ערך זהה. לכן בעיית </text:span><text:span text:style-name="T122">מציאת חלוקה ללא-קנאה </text:span><text:span text:style-name="T111">שקולה לבעיה הנקראת Partition, וידוע שבעיה זו היא NP-קשה. ***</text:span></text:p>
      <text:p text:style-name="P39"><text:span text:style-name="T49">שימו לב שבהוכחת המשפט הנחנו שלשני השחקנים יש פונקציות-ערך זהות. </text:span><text:span text:style-name="T50">במקרים רבים, סביר להניח שפונקציות-הערך של השחקנים לא לגמרי זהות. </text:span><text:span text:style-name="T62">למרבה ההפתעה</text:span><text:span text:style-name="T50">, דווקא כשפונקציות-הערך </text:span><text:span text:style-name="T70">שונות</text:span><text:span text:style-name="T50">, </text:span><text:span text:style-name="T51">בעיית ההחלטה הנ"ל (</text:span><text:span text:style-name="T62">החלטה אם קיימת </text:span><text:span text:style-name="T51">חלוקה הוגנת ויעילה ללא שיתופים) </text:span><text:span text:style-name="T71">קלה יותר</text:span><text:span text:style-name="T57"> מבחינה חישובית. ליתר דיוק, הבעיה נעשית קלה </text:span><text:span text:style-name="T58">חישובית אם מתקיים התנאי הבא:</text:span></text:p>
      <text:p text:style-name="P39"><text:span text:style-name="T67">הגדרה</text:span><text:span text:style-name="T58">.</text:span><text:span text:style-name="T57"> </text:span><text:span text:style-name="T59">פונקציות-ערך של </text:span><text:span text:style-name="T65">שני שחקנים כלשהם נקראות </text:span><text:span text:style-name="T73">גנריות </text:span><text:span text:style-name="T65">(</text:span><text:span text:style-name="T78">generic) אם </text:span><text:span text:style-name="T79">כל יחסי-הערכים שהם מייחסים ל-m החפצים שונים זה מזה.</text:span></text:p>
      <text:p text:style-name="P40"><text:span text:style-name="T79">אם </text:span><text:span text:style-name="T80">פונקציות-</text:span><text:span text:style-name="T79">ה</text:span><text:span text:style-name="T80">ערך </text:span><text:span text:style-name="T79">זהות אז כל יחסי-הערכים זהים (יחס הערכים הוא תמיד 1); מצב של פונקציות-ערך גנריות נמצא בקיצוניות השניה – כל יחסי-הערכים שונים זה מזה.</text:span></text:p>
      <text:p text:style-name="P41"><text:span text:style-name="T52">כעת </text:span><text:span text:style-name="T55">נציג אלגוריתם </text:span><text:span text:style-name="T53">למציאת חלוקה עם שיתוף מינימלי </text:span><text:span text:style-name="T54">בין שני </text:span><text:span text:style-name="T56">שחקנים עם פונקציות-ערך גנריות</text:span><text:span text:style-name="T54">:</text:span></text:p>
      <text:list xml:id="list1766590403" text:style-name="L2">
        <text:list-item>
          <text:p text:style-name="P32">סדר את החפצים לפי סדר עולה <text:span text:style-name="T110">של יחס הערכים;</text:span></text:p>
        </text:list-item>
        <text:list-item>
          <text:p text:style-name="P33">העבר חפצים בהתאם לאלגוריתם "המנצח המתוקן”;</text:p>
        </text:list-item>
        <text:list-item>
          <text:p text:style-name="P42"><text:span text:style-name="T52">אם תוך-כדי ההעברה התגלתה חלוקה ללא-קנאה בלי שיתוף כלל – החזר אותה.</text:span></text:p>
        </text:list-item>
        <text:list-item>
          <text:p text:style-name="P42"><text:span text:style-name="T52">אחרת, החזר חלוקה ללא-קנאה עם שיתוף אחד, </text:span><text:span text:style-name="T63">כמו באלגוריתם "המנצח המתוקן".</text:span></text:p>
        </text:list-item>
      </text:list>
      <text:p text:style-name="P37"><text:span text:style-name="T124">כבר הוכחנו למעלה, שהאלגוריתם תמיד מחזיר חלוקה יעילה וללא-קנאה, </text:span><text:span text:style-name="T125">עם שיתוף אחד לכל היותר</text:span><text:span text:style-name="T124">. </text:span><text:span text:style-name="T125">עכשיו נשאר להוכיח, </text:span><text:span text:style-name="T121">שאם </text:span><text:span text:style-name="T125">קיימת חלוקה יעילה וללא-קנאה, </text:span><text:span text:style-name="T126">אז היא תתגלה בשלב 3. לשם כך נוכיח את המשפט הבא.</text:span></text:p>
      <text:p text:style-name="P36"><text:span text:style-name="T79"/></text:p>
      <text:p text:style-name="P38"><text:soft-page-break/><text:span text:style-name="T66">משפט</text:span><text:span text:style-name="T31">: </text:span><text:span text:style-name="T72">כל </text:span><text:span text:style-name="T31">חלוקה יעילה-פארטו בין שני אנשים מתקבלת ע"י סידור החפצים </text:span><text:span text:style-name="T72">בסדר עולה של יחס הערכים</text:span><text:span text:style-name="T31">, ו"חיתוך" הסדרה בנקודה כלשהי.</text:span></text:p>
      <text:p text:style-name="P25"><text:span text:style-name="T26">ה</text:span><text:span text:style-name="T7">וכחת המשפט</text:span><text:span text:style-name="T4">: </text:span></text:p>
      <text:p text:style-name="P26">נניח שדונאלד קיבל את חפץ 1 או חלק ממנו, ואיוואנה קיבלה את חפץ 2 או חלק ממנו, ויחס הערכים הוא לא לפי הסדר הנכון:</text:p>
      <text:p text:style-name="P28"><text:span text:style-name="T116">r</text:span><text:span text:style-name="T113">1</text:span><text:span text:style-name="T116"> = v</text:span><text:span text:style-name="T113">d</text:span><text:span text:style-name="T112">1 </text:span>/ <text:span text:style-name="T116">v</text:span><text:span text:style-name="T113">i</text:span><text:span text:style-name="T112">1</text:span> &lt; <text:span text:style-name="T116">v</text:span><text:span text:style-name="T113">d</text:span><text:span text:style-name="T112">2 </text:span>/ <text:span text:style-name="T116">v</text:span><text:span text:style-name="T113">i</text:span><text:span text:style-name="T112">2 </text:span>= <text:span text:style-name="T116">r</text:span><text:span text:style-name="T112">2</text:span></text:p>
      <text:p text:style-name="P28"><text:span text:style-name="T116"><text:s/>v</text:span><text:span text:style-name="T113">d</text:span><text:span text:style-name="T112">1 </text:span>/<text:span text:style-name="T116">v</text:span><text:span text:style-name="T113">d</text:span><text:span text:style-name="T112">2 <text:s text:c="2"/></text:span>&lt; <text:s/><text:span text:style-name="T116">v</text:span><text:span text:style-name="T113">i</text:span><text:span text:style-name="T112">1</text:span> / <text:span text:style-name="T116">v</text:span><text:span text:style-name="T113">i</text:span><text:span text:style-name="T112">2 </text:span></text:p>
      <text:p text:style-name="P24">נעביר קצת (<text:span text:style-name="T116">y</text:span>) חפץ 1 מדונאלד לאיוואנה, בתמורה לקצת (<text:span text:style-name="T116">z</text:span>) חפץ 2, כאשר:</text:p>
      <text:p text:style-name="P28"><text:s/><text:span text:style-name="T116">v</text:span><text:span text:style-name="T113">d</text:span><text:span text:style-name="T112">1 </text:span>/<text:span text:style-name="T116">v</text:span><text:span text:style-name="T113">d</text:span><text:span text:style-name="T112">2 </text:span>&lt; <text:span text:style-name="T116"><text:s/>z</text:span> / <text:span text:style-name="T116">y &lt; v</text:span><text:span text:style-name="T113">i</text:span><text:span text:style-name="T112">1</text:span> / <text:span text:style-name="T116">v</text:span><text:span text:style-name="T113">i</text:span><text:span text:style-name="T112">2</text:span></text:p>
      <text:p text:style-name="P24">זה שיפור פארטו (חזק), כי:</text:p>
      <text:p text:style-name="P28"><text:span text:style-name="T117">z v</text:span><text:span text:style-name="T114">d</text:span><text:span text:style-name="T115">2 <text:s text:c="2"/></text:span><text:span text:style-name="T105">&gt; </text:span><text:span text:style-name="T117">y</text:span><text:span text:style-name="T105"> </text:span><text:span text:style-name="T117">v</text:span><text:span text:style-name="T114">d</text:span><text:span text:style-name="T115">1 <text:s text:c="28"/></text:span><text:span text:style-name="T117">y v</text:span><text:span text:style-name="T114">i</text:span><text:span text:style-name="T115">1 <text:s text:c="2"/></text:span><text:span text:style-name="T105">&gt; </text:span><text:span text:style-name="T117">z</text:span><text:span text:style-name="T105"> </text:span><text:span text:style-name="T117">v</text:span><text:span text:style-name="T114">i2</text:span><text:span text:style-name="T115"> <text:s text:c="2"/></text:span></text:p>
      <text:p text:style-name="P26">***</text:p>
      <text:p text:style-name="P43"><text:span text:style-name="T64">עכשיו נחזור לאלגוריתם שלנו. כיוון שפונקציות-הערך של השחקנים הן גנריות, יש רק דרך אחת לסדר את החפצים בסדר עולם של יחס הערכים. האלגוריתם מסדר את החפצים בסדר זה, ובודק את כל הדרכים "לחתוך" את הסדרה באמצע ללא שיתופים כלל. האלגוריתם למעשה עובר על כל החלוקות היעילות-פארטו ללא שיתופים כלל. לכן, אם קיימת חלוקה יעילה-פארטו וללא קנאה, האלגוריתם ימצא אותה בשלב 3. </text:span></text:p>
      <text:p text:style-name="P34"><text:span text:style-name="T132">שימו לב: אם פונקציו</text:span><text:span text:style-name="T133">ת-הערך אינן גנריות, אז יש כמה דרכים אפשריות לסדר את החפצים בסדר עולה של יחס הערכים. כיוון שהאלגוריתם בוחר רק סידור אחד מביניהם, ייתכן שהוא "יפספס" חלוקה יעילה וללא-קנאה בלי שיתופים. לכן התנאי של פונקציות-ערך גנריות הוא הכרחי.</text:span></text:p>
      <text:p text:style-name="P34"/>
      <text:p text:style-name="P53"><text:span text:style-name="T109">ב</text:span><text:span text:style-name="T108">. </text:span><text:span text:style-name="T3">שלושה</text:span><text:span text:style-name="T106"> שחקנים </text:span><text:span text:style-name="T109">או יותר</text:span></text:p>
      <text:p text:style-name="Standard">עכשיו נעבור למצב שיש בו <text:span text:style-name="T111">n </text:span>שחקנים. כמה שיתופים צריך כדי להשיג חלוקה יעילה וללא-קנאה? <text:span text:style-name="T134">במקרה הגרוע, קל לראות שצריך לפחות </text:span><text:span text:style-name="T127">n-1 שיתופים, למשל כשיש n-1 חפצים זהים, חלוקה ללא-קנאה </text:span><text:span text:style-name="T136">מחייבת</text:span><text:span text:style-name="T127"> לשתף את כולם. </text:span><text:span text:style-name="T128">האם תמיד אפשר להשיג חלוקה עם n-1 שיתופים? - התשובה היא כן, אבל ההוכחה מעט מורכבת יותר מבמקרה של שני שחקנים.</text:span></text:p>
      <text:p text:style-name="Standard"><text:span text:style-name="T128"/></text:p>
      <text:p text:style-name="Standard"><text:span text:style-name="T128"/></text:p>
      <text:p text:style-name="Standard"><text:span text:style-name="T127"/></text:p>
      <text:p text:style-name="P35"><text:span text:style-name="T111"/></text:p>
      <text:p text:style-name="P52">מקורות</text:p>
      <text:list xml:id="list3123616476" text:style-name="L3">
        <text:list-item>
          <text:p text:style-name="P44"><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45">הקורס של ויליאם גסרך – כולל מצגות סטודנטים על יישומים של האלגוריתם במקרים שונים:http://www.cs.umd.edu/~gasarch/COURSES/209/S15</text:p>
          <text:list>
            <text:list-item>
              <text:p text:style-name="P46">מצגת על דונאלד ואיואנה: http://www.cs.umd.edu/~gasarch/COURSES/209/S15/trump.pptx</text:p>
            </text:list-item>
          </text:list>
        </text:list-item>
        <text:list-item>
          <text:p text:style-name="P45"><text:soft-page-break/>האתר של אוניברסיטת ניו-יורק – כולל הדגמה חיה ואפשרות לשלם כדי לקבל הסכם פורמלי:http://www.nyu.edu/projects/adjustedwinner/</text:p>
        </text:list-item>
        <text:list-item>
          <text:p text:style-name="P45"><text:a xlink:type="simple" xlink:href="http://fairoutcomes.com/fd.html" text:style-name="Internet_20_link" text:visited-style-name="Visited_20_Internet_20_Link">http://fairoutcomes.com/fd.html</text:a></text:p>
        </text:list-item>
        <text:list-item>
          <text:p text:style-name="P47"><text:span text:style-name="T133">הכללת אלגוריתם "שיתוף מינימלי" </text:span>לשלושה <text:span text:style-name="T110">אנשים </text:span>או יותר: <text:s text:c="2"/><text:a xlink:type="simple" xlink:href="https://arxiv.org/abs/1908.01669" text:style-name="Internet_20_link" text:visited-style-name="Visited_20_Internet_20_Link">https://arxiv.org/abs/1908.01669</text:a> </text:p>
        </text:list-item>
      </text:list>
      <text:p text:style-name="P23"/>
      <text:p text:style-name="P20">סיכם: אראל סגל-הלוי.</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Liberation Sans" svg:font-family="'Liberation Sans'" style:font-adornments="Regular" style:font-pitch="fixed"/>
    <style:font-face style:name="Monospace" svg:font-family="Monospace" style:font-adornments="Regular" style:font-pitch="fixed"/>
    <style:font-face style:name="Noto Sans"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1" svg:font-family="'Noto Sans'"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1"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1"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1"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1"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1"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1"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2"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1T13:11:56.445000000</dc:date>
    <meta:editing-duration>P16DT8H5M37S</meta:editing-duration>
    <meta:editing-cycles>1703</meta:editing-cycles>
    <meta:document-statistic meta:table-count="0" meta:image-count="0" meta:object-count="0" meta:page-count="5" meta:paragraph-count="67" meta:word-count="1488" meta:character-count="8580" meta:non-whitespace-character-count="7114"/>
  </office:meta>
</office:document-meta>
</file>